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ro"/>
    </style:style>
    <style:style style:name="T3" style:parent-style-name="DefaultParagraphFont" style:family="text">
      <style:text-properties fo:font-size="11pt" style:font-size-asian="11pt" style:font-size-complex="11pt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DefaultParagraphFont" style:family="text">
      <style:text-properties style:font-name="Droid Sans" fo:font-size="14pt" style:font-size-asian="14pt" style:font-size-complex="14pt"/>
    </style:style>
    <style:style style:name="T6" style:parent-style-name="DefaultParagraphFont" style:family="text">
      <style:text-properties style:font-name="Droid Sans" fo:font-size="14pt" style:font-size-asian="14pt" style:font-size-complex="14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/>
    <style:style style:name="T32" style:parent-style-name="DefaultParagraphFont" style:family="text">
      <style:text-properties style:font-weight-complex="bold"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/>
    <style:style style:name="T37" style:parent-style-name="DefaultParagraphFont" style:family="text">
      <style:text-properties style:font-weight-complex="bold"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Standard" style:family="paragraph"/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P50" style:parent-style-name="Standard" style:family="paragraph"/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P58" style:parent-style-name="Standard" style:family="paragraph"/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P62" style:parent-style-name="Standard" style:family="paragraph"/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P66" style:parent-style-name="Standard" style:family="paragraph"/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70" style:parent-style-name="Standard" style:family="paragraph"/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P73" style:parent-style-name="Standard" style:family="paragraph"/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P76" style:parent-style-name="Standard" style:family="paragraph">
      <style:paragraph-properties fo:margin-left="0.4923in" fo:text-indent="0.0076in">
        <style:tab-stops/>
      </style:paragraph-properties>
      <style:text-properties fo:font-size="11pt" style:font-size-asian="11pt" style:font-size-complex="11pt"/>
    </style:style>
    <style:style style:name="P7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8" style:parent-style-name="Standard" style:family="paragraph"/>
    <style:style style:name="T7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0" style:parent-style-name="Standard" style:family="paragraph">
      <style:paragraph-properties fo:margin-left="0.0076in" fo:text-indent="0.4923in">
        <style:tab-stops/>
      </style:paragraph-properties>
    </style:style>
    <style:style style:name="T81" style:parent-style-name="DefaultParagraphFont" style:family="text">
      <style:text-properties style:font-style-complex="italic" fo:font-size="11pt" style:font-size-asian="11pt" style:font-size-complex="11pt"/>
    </style:style>
    <style:style style:name="T82" style:parent-style-name="DefaultParagraphFont" style:family="text">
      <style:text-properties style:font-style-complex="italic"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style:font-style-complex="italic"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style:font-style-complex="italic" fo:font-size="11pt" style:font-size-asian="11pt" style:font-size-complex="11pt"/>
    </style:style>
    <style:style style:name="P87" style:parent-style-name="Standard" style:family="paragraph">
      <style:paragraph-properties fo:margin-left="0.4923in" fo:text-indent="0.0076in">
        <style:tab-stops/>
      </style:paragraph-properties>
    </style:style>
    <style:style style:name="T88" style:parent-style-name="DefaultParagraphFont" style:family="text">
      <style:text-properties fo:font-size="9.5pt" style:font-size-asian="9.5pt" style:font-size-complex="11pt"/>
    </style:style>
    <style:style style:name="T89" style:parent-style-name="DefaultParagraphFont" style:family="text">
      <style:text-properties style:font-style-complex="italic" fo:font-size="9.5pt" style:font-size-asian="9.5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P100" style:parent-style-name="Standard" style:family="paragraph">
      <style:text-properties fo:font-size="11pt" style:font-size-asian="11pt" style:font-size-complex="11pt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752" draw:style-name="a0" draw:name="Image1" text:anchor-type="paragraph" svg:x="7.14861in" svg:y="0.00047in" svg:width="0.20417in" svg:height="0.20417in" style:rel-width="scale" style:rel-height="scale"><draw:image xlink:href="media/image1.png" xlink:type="simple" xlink:show="embed" xlink:actuate="onLoad"/><svg:title/><svg:desc/></draw:frame></text:span><text:tab/><text:tab/><text:tab/><text:s text:c="11"/><text:tab/><text:tab/><text:s text:c="67"/><text:span text:style-name="T3">ganesh.londhe@iccs.ac.in</text:span></text:p>
      <text:p text:style-name="Standard"><text:span text:style-name="T4"><draw:frame draw:z-index="251655680" draw:style-name="a1" draw:name="Image3" text:anchor-type="paragraph" svg:x="7.14745in" svg:y="0.07937in" svg:width="0.19583in" svg:height="0.19583in" style:rel-width="scale" style:rel-height="scale"><draw:image xlink:href="media/image2.jpeg" xlink:type="simple" xlink:show="embed" xlink:actuate="onLoad"/><svg:title/><svg:desc/></draw:frame></text:span><text:span text:style-name="T5">Ganesh Londhe</text:span><text:span text:style-name="T6"><text:tab/></text:span><text:span text:style-name="T7"><text:s text:c="50"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s text:c="8"/>+91 955 241 4399</text:span></text:p>
      <text:p text:style-name="Standard"><text:span text:style-name="T14"><draw:frame draw:z-index="251656704" draw:style-name="a2" draw:name="Image5" text:anchor-type="paragraph" svg:x="7.16929in" svg:y="0.1374in" svg:width="0.17283in" svg:height="0.20472in" style:rel-width="scale" style:rel-height="scale"><draw:image xlink:href="media/image3.png" xlink:type="simple" xlink:show="embed" xlink:actuate="onLoad"/><svg:title/><svg:desc/></draw:frame></text:span></text:p>
      <text:p text:style-name="P15"><text:tab/><text:tab/><text:tab/><text:tab/><text:s text:c="104"/>Khadaki, Pune</text:p>
      <text:p text:style-name="Standard"><text:span text:style-name="T16"><draw:frame draw:z-index="251659776" draw:style-name="a3" draw:name="Image2" text:anchor-type="paragraph" svg:x="7.15347in" svg:y="0.14444in" svg:width="0.18889in" svg:height="0.18889in" style:rel-width="scale" style:rel-height="scale"><draw:image xlink:href="media/image4.jpeg" xlink:type="simple" xlink:show="embed" xlink:actuate="onLoad"/><svg:title/><svg:desc/></draw:frame></text:span></text:p>
      <text:p text:style-name="P17"><text:tab/><text:tab/><text:tab/><text:tab/><text:tab/><text:tab/><text:tab/><text:tab/><text:tab/><text:tab/><text:s text:c="6"/>github.com/gkalidas/python</text:p>
      <text:p text:style-name="Standard"><text:span text:style-name="T18"><draw:connector draw:type="line" svg:x1="7.69997in" svg:y1="0.07638in" svg:x2="-0.55906in" svg:y2="0.07638in" draw:z-index="251657728" draw:id="id0" draw:style-name="a4" draw:name="Straight Connector 5" text:anchor-type="paragraph"><svg:title/><svg:desc/></draw:connector></text:span></text:p>
      <text:p text:style-name="P19">Objective</text:p>
      <text:list text:style-name="LFO1" text:continue-numbering="true">
        <text:list-item>
          <text:p text:style-name="P20">Seeking a position at an organization where I can<text:s/>maximize my skills, talent and motivation for personal and professional growth.</text:p>
        </text:list-item>
      </text:list>
      <text:p text:style-name="P21"/>
      <text:p text:style-name="P22">Experience</text:p>
      <text:list text:style-name="LFO2" text:continue-numbering="true">
        <text:list-item>
          <text:p text:style-name="P23">07/2018 – now</text:p>
        </text:list-item>
      </text:list>
      <text:p text:style-name="P24">Internship at PTC</text:p>
      <text:p text:style-name="P25"/>
      <text:p text:style-name="P26">Projects Details</text:p>
      <text:list text:style-name="LFO3" text:continue-numbering="true">
        <text:list-item>
          <text:p text:style-name="P27">Efficient clustering algorithm to segregate tests based on execution behaviour</text:p>
        </text:list-item>
        <text:list-item>
          <text:p text:style-name="P28">Time Restaurant App (PHP)</text:p>
        </text:list-item>
      </text:list>
      <text:p text:style-name="P29"/>
      <text:p text:style-name="P30">Education</text:p>
      <text:list text:style-name="LFO4" text:continue-numbering="true">
        <text:list-item>
          <text:p text:style-name="P31"><text:span text:style-name="T32">Master of Science in Computer Science,</text:span><text:span text:style-name="T33"><text:s/>May 2019</text:span></text:p>
        </text:list-item>
      </text:list>
      <text:p text:style-name="P34"><text:tab/>ICCS college of the University of Pune</text:p>
      <text:p text:style-name="P35"/>
      <text:list text:style-name="LFO4" text:continue-numbering="true">
        <text:list-item>
          <text:p text:style-name="P36"><text:span text:style-name="T37">Bachelor of Science in Computer Science,<text:s/></text:span><text:span text:style-name="T38">06/2014 – 05/2017</text:span></text:p>
        </text:list-item>
      </text:list>
      <text:p text:style-name="P39"><text:tab/>MACS college of the University of Pune</text:p>
      <text:p text:style-name="P40"/>
      <text:p text:style-name="P41">Skills</text:p>
      <text:p text:style-name="P42"><text:span text:style-name="T43">Technical</text:span></text:p>
      <text:list text:style-name="LFO5" text:continue-numbering="true">
        <text:list-item>
          <text:p text:style-name="P44"><text:span text:style-name="T45">Programming Languages :</text:span><text:span text:style-name="T46"><text:s/></text:span><text:span text:style-name="T47">Python, C, C++, C#,</text:span><text:span text:style-name="T48"><text:s/></text:span><text:span text:style-name="T49">Java</text:span></text:p>
        </text:list-item>
        <text:list-item>
          <text:p text:style-name="P50"><text:span text:style-name="T51">Web Technologies:</text:span><text:span text:style-name="T52"><text:s/></text:span><text:span text:style-name="T53">PHP</text:span><text:span text:style-name="T54">,<text:s/></text:span><text:span text:style-name="T55"><text:s/></text:span><text:span text:style-name="T56">HTML5,</text:span><text:span text:style-name="T57"><text:s/>CSS, XML and JSON</text:span></text:p>
        </text:list-item>
        <text:list-item>
          <text:p text:style-name="P58"><text:span text:style-name="T59">Databases:</text:span><text:span text:style-name="T60"><text:s/></text:span><text:span text:style-name="T61">MYSQL, PSQL</text:span></text:p>
        </text:list-item>
        <text:list-item>
          <text:p text:style-name="P62"><text:span text:style-name="T63">Other software packages:</text:span><text:span text:style-name="T64"><text:s/></text:span><text:span text:style-name="T65">matplotlib, Codeblock, Atom, Visual studio, VS Code, Jupytor, Workbench</text:span></text:p>
        </text:list-item>
        <text:list-item>
          <text:p text:style-name="P66"><text:span text:style-name="T67">Source code management tool :</text:span><text:s/>git</text:p>
        </text:list-item>
      </text:list>
      <text:p text:style-name="P68"/>
      <text:p text:style-name="P69">Communication</text:p>
      <text:list text:style-name="LFO5" text:continue-numbering="true">
        <text:list-item>
          <text:p text:style-name="P70"><text:span text:style-name="T71">W</text:span><text:span text:style-name="T72">riting business letters and e-mails</text:span></text:p>
        </text:list-item>
        <text:list-item>
          <text:p text:style-name="P73"><text:span text:style-name="T74">N</text:span><text:span text:style-name="T75">o stage fears</text:span></text:p>
        </text:list-item>
      </text:list>
      <text:p text:style-name="P76"/>
      <text:p text:style-name="P77">Achievements &amp; Certificates</text:p>
      <text:list text:style-name="LFO6" text:continue-numbering="true">
        <text:list-item>
          <text:p text:style-name="P78"><text:span text:style-name="T79">Business English Certificate (2015)</text:span></text:p>
        </text:list-item>
      </text:list>
      <text:p text:style-name="P80"><text:span text:style-name="T81"><text:s text:c="4"/>Busi</text:span><text:span text:style-name="T82">ness</text:span><text:span text:style-name="T83"><text:s/>related<text:s/></text:span><text:span text:style-name="T84">studies</text:span><text:span text:style-name="T85"><text:s/>with<text:s/></text:span><text:span text:style-name="T86">English language skills</text:span></text:p>
      <text:p text:style-name="P87"><text:span text:style-name="T88"><text:s text:c="5"/></text:span><text:span text:style-name="T89">University of Cambridge</text:span><text:span text:style-name="T90"><text:tab/></text:span><text:span text:style-name="T91"><text:tab/></text:span></text:p>
      <text:p text:style-name="P92"/>
      <text:p text:style-name="P93">Languages</text:p>
      <text:p text:style-name="Standard"><text:span text:style-name="T94"><text:tab/></text:span><text:span text:style-name="T95">English</text:span><text:span text:style-name="T96"><text:tab/></text:span><text:span text:style-name="T97"><text:tab/>Marathi</text:span><text:span text:style-name="T98"><text:tab/></text:span><text:span text:style-name="T99"><text:tab/>Hindi</text:span></text:p>
      <text:p text:style-name="P100"/>
      <text:p text:style-name="P101">Interests/Highlights</text:p>
      <text:p text:style-name="Standard"><text:span text:style-name="T102"><text:tab/></text:span><text:span text:style-name="T103">Programming <text:s/>| Photography <text:s/>| <text:s/>Reading <text:s/>| <text:s/>Writing <text:s/>| <text:s/>Swimming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style:font-weight-complex="bold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/>
      <style:text-properties fo:font-weight="bold" style:font-weight-asian="bold" style:font-weight-complex="bold" fo:font-size="13pt" style:font-size-asian="13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 style:font-name-asian="Droid Sans Fallback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ndhe, Ganesh</dc:creator>
    <meta:creation-date>2016-07-12T02:40:00Z</meta:creation-date>
    <dc:date>2019-05-17T07:38:00Z</dc:date>
    <meta:print-date>2019-05-16T12:05:00Z</meta:print-date>
    <meta:template xlink:href="Normal" xlink:type="simple"/>
    <meta:editing-cycles>62</meta:editing-cycles>
    <meta:editing-duration>PT7680S</meta:editing-duration>
    <meta:document-statistic meta:page-count="1" meta:paragraph-count="2" meta:word-count="223" meta:character-count="1495" meta:row-count="10" meta:non-whitespace-character-count="1274"/>
  </office:meta>
</office:document-meta>
</file>